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307cm" fo:margin-bottom="0.307cm" fo:text-align="start" style:justify-single-word="false"/>
      <style:text-properties fo:font-size="16pt" fo:language="ru" fo:country="RU" style:font-size-asian="16pt" style:font-size-complex="16pt"/>
    </style:style>
    <style:style style:name="P2" style:family="paragraph" style:parent-style-name="Standard">
      <style:paragraph-properties fo:margin-top="0.307cm" fo:margin-bottom="0.307cm"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.307cm" fo:margin-bottom="0.307cm" fo:text-align="start" style:justify-single-word="false"/>
      <style:text-properties fo:language="ru" fo:country="RU"/>
    </style:style>
    <style:style style:name="P4" style:family="paragraph" style:parent-style-name="Standard" style:list-style-name="L1">
      <style:paragraph-properties fo:margin-top="0.512cm" fo:margin-bottom="0.512cm" fo:text-align="start" style:justify-single-word="false"/>
      <style:text-properties fo:font-size="16pt" fo:language="ru" fo:country="RU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яснительная записка </text:p>
      <text:p text:style-name="P3"><text:span text:style-name="T1">Название проекта: сайт </text:span><text:span text:style-name="T2">“</text:span><text:span text:style-name="T1">Библиотека 1210</text:span><text:span text:style-name="T2">”</text:span></text:p>
      <text:p text:style-name="P1">Автор проекта: Прохорова Анна</text:p>
      <text:p text:style-name="P3"><text:span text:style-name="T1">Цель и идея: Реализовать собственный сайт. На его примере разобраться с основами разработки сайтов.</text:span></text:p>
      <text:p text:style-name="P1">Использованные технологи: </text:p>
      <text:list xml:id="list6504724311291589692" text:style-name="L1">
        <text:list-item>
          <text:p text:style-name="P4">Созданы классы проекта</text:p>
        </text:list-item>
        <text:list-item>
          <text:p text:style-name="P4">Использованы <text:span text:style-name="T3">html </text:span>шаблоны</text:p>
        </text:list-item>
        <text:list-item>
          <text:p text:style-name="P4">Созданы базы данных на основе собранной информации об учениках в параллели и <text:s/>их учебной литературы на руках</text:p>
        </text:list-item>
        <text:list-item>
          <text:p text:style-name="P4">Реализованы формы для сбора информации</text:p>
        </text:list-item>
        <text:list-item>
          <text:p text:style-name="P4">Разработан уникальный дизайн сайт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на Прохорова</meta:initial-creator>
    <meta:creation-date>2021-04-25T19:50:09.18</meta:creation-date>
    <meta:document-statistic meta:table-count="0" meta:image-count="0" meta:object-count="0" meta:page-count="1" meta:paragraph-count="10" meta:word-count="64" meta:character-count="453"/>
    <dc:date>2021-04-25T19:56:49.49</dc:date>
    <dc:creator>Марина Прохорова</dc:creator>
    <meta:editing-duration>PT6M40S</meta:editing-duration>
    <meta:editing-cycles>1</meta:editing-cycles>
    <meta:generator>OpenOffice/4.1.5$Win32 OpenOffice.org_project/415m1$Build-9789</meta:generator>
  </office:meta>
</office:document-meta>
</file>